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French Open: Lakshya Sen won his second round match 21-17 21-13 in 40 minutes. He will next face Korea's Heo Kwanghee, who beat Chinese Taipei's Wang Tzu Wei 21-18, 21-18.</text:h>
      <text:p text:style-name="Text_20_body">India's Lakshya Sen advanced to the men's singles quarterfinals with a straight game win over Singapore's Loh Kean Yew but Sameer Verma retired midway through his match against Indonesia's Shesar Hiren Rhustavito at the French Open Super 750 tournament here on Thursday.</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9T12:00:12.424010402</meta:creation-date>
    <dc:date>2021-10-29T12:01:06.754080347</dc:date>
    <meta:editing-duration>PT54S</meta:editing-duration>
    <meta:editing-cycles>1</meta:editing-cycles>
    <meta:document-statistic meta:table-count="0" meta:image-count="0" meta:object-count="0" meta:page-count="1" meta:paragraph-count="2" meta:word-count="72" meta:character-count="441" meta:non-whitespace-character-count="371"/>
    <meta:generator>LibreOffice/6.4.7.2$Linux_X86_64 LibreOffice_project/40$Build-2</meta:generator>
  </office:meta>
</office:document-meta>
</file>